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8E51000051A674788F7319DA26DC.wmf" manifest:media-type="image/x-wmf"/>
  <manifest:file-entry manifest:full-path="Pictures/2000000A00007907000057F40FC9E559BBA3B649.wmf" manifest:media-type="image/x-wmf"/>
  <manifest:file-entry manifest:full-path="Pictures/2000000A000093CB00005470558F4BC09C5147F2.wmf" manifest:media-type="image/x-wmf"/>
  <manifest:file-entry manifest:full-path="Pictures/2000000A0000860C000050B8D2C74C0B004A5932.wmf" manifest:media-type="image/x-wmf"/>
  <manifest:file-entry manifest:full-path="Pictures/10000000000005A000000384D16198B95B9656B0.png" manifest:media-type="image/png"/>
  <manifest:file-entry manifest:full-path="Pictures/2000000A0000934700002E4DFC51239690890188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22pt" fo:language="en" fo:country="none" fo:font-weight="bold" style:font-size-asian="22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2pt" fo:language="en" fo:country="none" fo:font-weight="bold" style:font-size-asian="22pt" style:font-weight-asian="bold"/>
    </style:style>
    <style:style style:name="P5" style:family="paragraph" style:parent-style-name="Standard">
      <style:paragraph-properties fo:margin-top="0cm" fo:margin-bottom="0.353cm" loext:contextual-spacing="false" fo:line-height="100%"/>
      <style:text-properties style:font-name="Calibri" fo:font-size="16pt" fo:language="en" fo:country="none" fo:font-weight="bold" style:font-size-asian="16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00%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</style:style>
    <style:style style:name="T1" style:family="text">
      <style:text-properties style:font-name="Calibri" fo:font-size="22pt" fo:language="en" fo:country="none" fo:font-weight="bold" style:font-size-asian="22pt" style:font-weight-asian="bold"/>
    </style:style>
    <style:style style:name="T2" style:family="text">
      <style:text-properties style:font-name="Calibri" fo:font-size="16pt" fo:language="en" fo:country="none" fo:font-weight="bold" style:font-size-asian="16pt" style:font-weight-asian="bold"/>
    </style:style>
    <style:style style:name="T3" style:family="text">
      <style:text-properties fo:language="en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etwork lab internal exam</text:span></text:p>
      <text:p text:style-name="P2"><text:span text:style-name="T1">fathima basheer</text:span></text:p>
      <text:p text:style-name="P2"><text:span text:style-name="T1">219</text:span></text:p>
      <text:p text:style-name="P4"/>
      <text:p text:style-name="P4"/>
      <text:p text:style-name="P1"><text:span text:style-name="T2">1.</text:span></text:p>
      <text:p text:style-name="P6"><draw:frame draw:style-name="fr1" draw:name="graphic1" text:anchor-type="as-char" svg:width="15.24cm" svg:height="11.06cm" draw:z-index="0"><draw:image xlink:href="Pictures/2000000A00007907000057F40FC9E559BBA3B649.wmf" xlink:type="simple" xlink:show="embed" xlink:actuate="onLoad"/></draw:frame></text:p>
      <text:p text:style-name="P5"/>
      <text:p text:style-name="P6"><text:span text:style-name="T2">2.</text:span></text:p>
      <text:p text:style-name="P6"><text:soft-page-break/><draw:frame draw:style-name="fr1" draw:name="graphic2" text:anchor-type="as-char" svg:width="15.24cm" svg:height="9.181cm" draw:z-index="1"><draw:image xlink:href="Pictures/2000000A0000860C000050B8D2C74C0B004A5932.wmf" xlink:type="simple" xlink:show="embed" xlink:actuate="onLoad"/></draw:frame></text:p>
      <text:p text:style-name="P5"/>
      <text:p text:style-name="P6"><text:span text:style-name="T2">4.</text:span></text:p>
      <text:p text:style-name="P5"><draw:frame draw:style-name="fr2" draw:name="Image1" text:anchor-type="paragraph" svg:width="15.24cm" svg:height="9.525cm" draw:z-index="5"><draw:image xlink:href="Pictures/10000000000005A000000384D16198B95B9656B0.png" xlink:type="simple" xlink:show="embed" xlink:actuate="onLoad"/></draw:frame></text:p>
      <text:p text:style-name="P5"/>
      <text:p text:style-name="P5"><text:soft-page-break/></text:p>
      <text:p text:style-name="P6"><text:span text:style-name="T2">5.</text:span></text:p>
      <text:p text:style-name="P6"><text:span text:style-name="T2">a.</text:span></text:p>
      <text:p text:style-name="P6"><draw:frame draw:style-name="fr1" draw:name="graphic3" text:anchor-type="as-char" svg:width="15.24cm" svg:height="4.789cm" draw:z-index="2"><draw:image xlink:href="Pictures/2000000A0000934700002E4DFC51239690890188.wmf" xlink:type="simple" xlink:show="embed" xlink:actuate="onLoad"/></draw:frame></text:p>
      <text:p text:style-name="P6"><text:span text:style-name="T2">b.</text:span></text:p>
      <text:p text:style-name="P6"><draw:frame draw:style-name="fr1" draw:name="graphic4" text:anchor-type="as-char" svg:width="15.24cm" svg:height="8.731cm" draw:z-index="3"><draw:image xlink:href="Pictures/2000000A00008E51000051A674788F7319DA26DC.wmf" xlink:type="simple" xlink:show="embed" xlink:actuate="onLoad"/></draw:frame></text:p>
      <text:p text:style-name="P6"><text:span text:style-name="T2">c.</text:span></text:p>
      <text:p text:style-name="P6"><text:soft-page-break/><draw:frame draw:style-name="fr1" draw:name="graphic5" text:anchor-type="as-char" svg:width="15.24cm" svg:height="8.705cm" draw:z-index="4"><draw:image xlink:href="Pictures/2000000A000093CB00005470558F4BC09C5147F2.wmf" xlink:type="simple" xlink:show="embed" xlink:actuate="onLoad"/></draw:frame></text:p>
      <text:p text:style-name="P5"/>
      <text:p text:style-name="P5"/>
      <text:p text:style-name="P5"/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5T12:17:38.690584849</dc:date>
    <meta:editing-duration>PT42S</meta:editing-duration>
    <meta:editing-cycles>1</meta:editing-cycles>
    <meta:document-statistic meta:table-count="0" meta:image-count="6" meta:object-count="0" meta:page-count="4" meta:paragraph-count="15" meta:word-count="14" meta:character-count="57" meta:non-whitespace-character-count="53"/>
    <meta:generator>LibreOffice/5.1.6.2$Linux_X86_64 LibreOffice_project/10m0$Build-2</meta:generator>
  </office:meta>
</office:document-meta>
</file>